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13.16">
            <text:p>13.1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4.5368271704115">
            <text:p>14.5368</text:p>
          </table:table-cell>
          <table:table-cell table:style-name="ce3" office:value-type="float" office:value="11.53">
            <text:p>11.5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7362931059912">
            <text:p>12.7363</text:p>
          </table:table-cell>
          <table:table-cell table:style-name="ce3" office:value-type="float" office:value="42.5">
            <text:p>42.5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46.9464403299762">
            <text:p>46.9464</text:p>
          </table:table-cell>
          <table:table-cell table:style-name="ce3" office:value-type="float" office:value="29.43">
            <text:p>29.4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2.5090291508518">
            <text:p>32.5090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13.16">
            <text:p>13.1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4.3928981885262">
            <text:p>14.3929</text:p>
          </table:table-cell>
          <table:table-cell table:style-name="ce4" table:formula="of:=[.S2]" office:value-type="float" office:value="11.53">
            <text:p>11.5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6101911940507">
            <text:p>12.6102</text:p>
          </table:table-cell>
          <table:table-cell table:style-name="ce4" table:formula="of:=[.V2]" office:value-type="float" office:value="42.5">
            <text:p>42.5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46.4816240890854">
            <text:p>46.4816</text:p>
          </table:table-cell>
          <table:table-cell table:style-name="ce4" table:formula="of:=[.Y2]" office:value-type="float" office:value="29.43">
            <text:p>29.4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2.1871575751007">
            <text:p>32.1872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13.16">
            <text:p>13.1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4.2503942460655">
            <text:p>14.2504</text:p>
          </table:table-cell>
          <table:table-cell table:style-name="ce4" table:formula="of:=[.S3]" office:value-type="float" office:value="11.53">
            <text:p>11.5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4853378158918">
            <text:p>12.4853</text:p>
          </table:table-cell>
          <table:table-cell table:style-name="ce4" table:formula="of:=[.V3]" office:value-type="float" office:value="42.5">
            <text:p>42.5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46.0214099891934">
            <text:p>46.0214</text:p>
          </table:table-cell>
          <table:table-cell table:style-name="ce4" table:formula="of:=[.Y3]" office:value-type="float" office:value="29.43">
            <text:p>29.4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1.8684728466344">
            <text:p>31.868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13.16">
            <text:p>13.1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4.1093012337283">
            <text:p>14.1093</text:p>
          </table:table-cell>
          <table:table-cell table:style-name="ce4" table:formula="of:=[.S4]" office:value-type="float" office:value="11.53">
            <text:p>11.5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3617206097938">
            <text:p>12.3617</text:p>
          </table:table-cell>
          <table:table-cell table:style-name="ce4" table:formula="of:=[.V4]" office:value-type="float" office:value="42.5">
            <text:p>42.5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45.5657524645479">
            <text:p>45.5658</text:p>
          </table:table-cell>
          <table:table-cell table:style-name="ce4" table:formula="of:=[.Y4]" office:value-type="float" office:value="29.43">
            <text:p>29.4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1.5529434125093">
            <text:p>31.552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13.16">
            <text:p>13.1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3.9696051819092">
            <text:p>13.9696</text:p>
          </table:table-cell>
          <table:table-cell table:style-name="ce4" table:formula="of:=[.S5]" office:value-type="float" office:value="11.53">
            <text:p>11.5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2393273364295">
            <text:p>12.2393</text:p>
          </table:table-cell>
          <table:table-cell table:style-name="ce4" table:formula="of:=[.V5]" office:value-type="float" office:value="42.5">
            <text:p>42.5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45.1146064005425">
            <text:p>45.1146</text:p>
          </table:table-cell>
          <table:table-cell table:style-name="ce4" table:formula="of:=[.Y5]" office:value-type="float" office:value="29.43">
            <text:p>29.4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1.2405380321874">
            <text:p>31.240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13.16">
            <text:p>13.1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3.831292259316">
            <text:p>13.8313</text:p>
          </table:table-cell>
          <table:table-cell table:style-name="ce4" table:formula="of:=[.S6]" office:value-type="float" office:value="11.53">
            <text:p>11.5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118145877653">
            <text:p>12.1181</text:p>
          </table:table-cell>
          <table:table-cell table:style-name="ce4" table:formula="of:=[.V6]" office:value-type="float" office:value="42.5">
            <text:p>42.5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44.66792712925">
            <text:p>44.6679</text:p>
          </table:table-cell>
          <table:table-cell table:style-name="ce4" table:formula="of:=[.Y6]" office:value-type="float" office:value="29.43">
            <text:p>29.4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0.931225774443">
            <text:p>30.931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13.16">
            <text:p>13.1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3.6943487716">
            <text:p>13.6943</text:p>
          </table:table-cell>
          <table:table-cell table:style-name="ce4" table:formula="of:=[.S7]" office:value-type="float" office:value="11.53">
            <text:p>11.5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9981642353">
            <text:p>11.9982</text:p>
          </table:table-cell>
          <table:table-cell table:style-name="ce4" table:formula="of:=[.V7]" office:value-type="float" office:value="42.5">
            <text:p>42.5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44.225670425">
            <text:p>44.2257</text:p>
          </table:table-cell>
          <table:table-cell table:style-name="ce4" table:formula="of:=[.Y7]" office:value-type="float" office:value="29.43">
            <text:p>29.4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0.6249760143">
            <text:p>30.625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13.16">
            <text:p>13.1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3.55876116">
            <text:p>13.5588</text:p>
          </table:table-cell>
          <table:table-cell table:style-name="ce4" table:formula="of:=[.S8]" office:value-type="float" office:value="11.53">
            <text:p>11.5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87937053">
            <text:p>11.8794</text:p>
          </table:table-cell>
          <table:table-cell table:style-name="ce4" table:formula="of:=[.V8]" office:value-type="float" office:value="42.5">
            <text:p>42.5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43.7877925">
            <text:p>43.7878</text:p>
          </table:table-cell>
          <table:table-cell table:style-name="ce4" table:formula="of:=[.Y8]" office:value-type="float" office:value="29.43">
            <text:p>29.4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0.32175843">
            <text:p>30.3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13.16">
            <text:p>13.1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3.424516">
            <text:p>13.4245</text:p>
          </table:table-cell>
          <table:table-cell table:style-name="ce4" table:formula="of:=[.S9]" office:value-type="float" office:value="11.53">
            <text:p>11.5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761753">
            <text:p>11.7618</text:p>
          </table:table-cell>
          <table:table-cell table:style-name="ce4" table:formula="of:=[.V9]" office:value-type="float" office:value="42.5">
            <text:p>42.5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43.35425">
            <text:p>43.3543</text:p>
          </table:table-cell>
          <table:table-cell table:style-name="ce4" table:formula="of:=[.Y9]" office:value-type="float" office:value="29.43">
            <text:p>29.4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30.021543">
            <text:p>30.0215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13.16">
            <text:p>13.1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3.2916">
            <text:p>13.2916</text:p>
          </table:table-cell>
          <table:table-cell table:style-name="ce4" table:formula="of:=[.S10]" office:value-type="float" office:value="11.53">
            <text:p>11.5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6453">
            <text:p>11.6453</text:p>
          </table:table-cell>
          <table:table-cell table:style-name="ce4" table:formula="of:=[.V10]" office:value-type="float" office:value="42.5">
            <text:p>42.5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42.925">
            <text:p>42.9250</text:p>
          </table:table-cell>
          <table:table-cell table:style-name="ce4" table:formula="of:=[.Y10]" office:value-type="float" office:value="29.43">
            <text:p>29.4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9.7243">
            <text:p>29.724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13.16">
            <text:p>13.1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3.16">
            <text:p>13.1600</text:p>
          </table:table-cell>
          <table:table-cell table:style-name="ce4" table:formula="of:=[.S11]" office:value-type="float" office:value="11.53">
            <text:p>11.5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53">
            <text:p>11.5300</text:p>
          </table:table-cell>
          <table:table-cell table:style-name="ce4" table:formula="of:=[.V11]" office:value-type="float" office:value="42.5">
            <text:p>42.5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42.5">
            <text:p>42.5000</text:p>
          </table:table-cell>
          <table:table-cell table:style-name="ce4" table:formula="of:=[.Y11]" office:value-type="float" office:value="29.43">
            <text:p>29.4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9.43">
            <text:p>29.4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13.16">
            <text:p>13.1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3.029702970297">
            <text:p>13.0297</text:p>
          </table:table-cell>
          <table:table-cell table:style-name="ce4" table:formula="of:=[.S12]" office:value-type="float" office:value="11.53">
            <text:p>11.5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4158415841584">
            <text:p>11.4158</text:p>
          </table:table-cell>
          <table:table-cell table:style-name="ce4" table:formula="of:=[.V12]" office:value-type="float" office:value="42.5">
            <text:p>42.5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42.0792079207921">
            <text:p>42.0792</text:p>
          </table:table-cell>
          <table:table-cell table:style-name="ce4" table:formula="of:=[.Y12]" office:value-type="float" office:value="29.43">
            <text:p>29.4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9.1386138613861">
            <text:p>29.138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13.16">
            <text:p>13.1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2.9006960101951">
            <text:p>12.9007</text:p>
          </table:table-cell>
          <table:table-cell table:style-name="ce4" table:formula="of:=[.S13]" office:value-type="float" office:value="11.53">
            <text:p>11.5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3028134496618">
            <text:p>11.3028</text:p>
          </table:table-cell>
          <table:table-cell table:style-name="ce4" table:formula="of:=[.V13]" office:value-type="float" office:value="42.5">
            <text:p>42.5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41.6625820997941">
            <text:p>41.6626</text:p>
          </table:table-cell>
          <table:table-cell table:style-name="ce4" table:formula="of:=[.Y13]" office:value-type="float" office:value="29.43">
            <text:p>29.4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8.8501127340457">
            <text:p>28.850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13.16">
            <text:p>13.1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2.7729663467278">
            <text:p>12.7730</text:p>
          </table:table-cell>
          <table:table-cell table:style-name="ce4" table:formula="of:=[.S14]" office:value-type="float" office:value="11.53">
            <text:p>11.5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1909044056057">
            <text:p>11.1909</text:p>
          </table:table-cell>
          <table:table-cell table:style-name="ce4" table:formula="of:=[.V14]" office:value-type="float" office:value="42.5">
            <text:p>42.5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41.2500812869249">
            <text:p>41.2501</text:p>
          </table:table-cell>
          <table:table-cell table:style-name="ce4" table:formula="of:=[.Y14]" office:value-type="float" office:value="29.43">
            <text:p>29.4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8.5644680535106">
            <text:p>28.5645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13.16">
            <text:p>13.1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2.6465013333939">
            <text:p>12.6465</text:p>
          </table:table-cell>
          <table:table-cell table:style-name="ce4" table:formula="of:=[.S15]" office:value-type="float" office:value="11.53">
            <text:p>11.5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0801033718869">
            <text:p>11.0801</text:p>
          </table:table-cell>
          <table:table-cell table:style-name="ce4" table:formula="of:=[.V15]" office:value-type="float" office:value="42.5">
            <text:p>42.5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40.8416646405197">
            <text:p>40.8417</text:p>
          </table:table-cell>
          <table:table-cell table:style-name="ce4" table:formula="of:=[.Y15]" office:value-type="float" office:value="29.43">
            <text:p>29.4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8.2816515381293">
            <text:p>28.281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13.16">
            <text:p>13.1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2.5212884489048">
            <text:p>12.5213</text:p>
          </table:table-cell>
          <table:table-cell table:style-name="ce4" table:formula="of:=[.S16]" office:value-type="float" office:value="11.53">
            <text:p>11.5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9703993781058">
            <text:p>10.9704</text:p>
          </table:table-cell>
          <table:table-cell table:style-name="ce4" table:formula="of:=[.V16]" office:value-type="float" office:value="42.5">
            <text:p>42.5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40.4372917232868">
            <text:p>40.4373</text:p>
          </table:table-cell>
          <table:table-cell table:style-name="ce4" table:formula="of:=[.Y16]" office:value-type="float" office:value="29.43">
            <text:p>29.4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8.0016351862666">
            <text:p>28.0016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13.16">
            <text:p>13.1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2.3973152959454">
            <text:p>12.3973</text:p>
          </table:table-cell>
          <table:table-cell table:style-name="ce4" table:formula="of:=[.S17]" office:value-type="float" office:value="11.53">
            <text:p>11.5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861781562481">
            <text:p>10.8618</text:p>
          </table:table-cell>
          <table:table-cell table:style-name="ce4" table:formula="of:=[.V17]" office:value-type="float" office:value="42.5">
            <text:p>42.5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40.0369224983038">
            <text:p>40.0369</text:p>
          </table:table-cell>
          <table:table-cell table:style-name="ce4" table:formula="of:=[.Y17]" office:value-type="float" office:value="29.43">
            <text:p>29.4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7.7243912735313">
            <text:p>27.724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13.16">
            <text:p>13.1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2.2745695999459">
            <text:p>12.2746</text:p>
          </table:table-cell>
          <table:table-cell table:style-name="ce4" table:formula="of:=[.S18]" office:value-type="float" office:value="11.53">
            <text:p>11.5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7542391707733">
            <text:p>10.7542</text:p>
          </table:table-cell>
          <table:table-cell table:style-name="ce4" table:formula="of:=[.V18]" office:value-type="float" office:value="42.5">
            <text:p>42.5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9.6405173250532">
            <text:p>39.6405</text:p>
          </table:table-cell>
          <table:table-cell table:style-name="ce4" table:formula="of:=[.Y18]" office:value-type="float" office:value="29.43">
            <text:p>29.4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7.449892350031">
            <text:p>27.4499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13.16">
            <text:p>13.1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2.1530392078672">
            <text:p>12.1530</text:p>
          </table:table-cell>
          <table:table-cell table:style-name="ce4" table:formula="of:=[.S19]" office:value-type="float" office:value="11.53">
            <text:p>11.5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6477615552211">
            <text:p>10.6478</text:p>
          </table:table-cell>
          <table:table-cell table:style-name="ce4" table:formula="of:=[.V19]" office:value-type="float" office:value="42.5">
            <text:p>42.5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9.2480369554983">
            <text:p>39.2480</text:p>
          </table:table-cell>
          <table:table-cell table:style-name="ce4" table:formula="of:=[.Y19]" office:value-type="float" office:value="29.43">
            <text:p>29.4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7.1781112376544">
            <text:p>27.178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13.16">
            <text:p>13.1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2.0327120869973">
            <text:p>12.0327</text:p>
          </table:table-cell>
          <table:table-cell table:style-name="ce4" table:formula="of:=[.S20]" office:value-type="float" office:value="11.53">
            <text:p>11.5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5423381734862">
            <text:p>10.5423</text:p>
          </table:table-cell>
          <table:table-cell table:style-name="ce4" table:formula="of:=[.V20]" office:value-type="float" office:value="42.5">
            <text:p>42.5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38.8594425301963">
            <text:p>38.8594</text:p>
          </table:table-cell>
          <table:table-cell table:style-name="ce4" table:formula="of:=[.Y20]" office:value-type="float" office:value="29.43">
            <text:p>29.4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6.9090210273806">
            <text:p>26.9090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13.16">
            <text:p>13.1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1.9135763237597">
            <text:p>11.9136</text:p>
          </table:table-cell>
          <table:table-cell table:style-name="ce4" table:formula="of:=[.S21]" office:value-type="float" office:value="11.53">
            <text:p>11.5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4379585876101">
            <text:p>10.4380</text:p>
          </table:table-cell>
          <table:table-cell table:style-name="ce4" table:formula="of:=[.V21]" office:value-type="float" office:value="42.5">
            <text:p>42.5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38.4746955744518">
            <text:p>38.4747</text:p>
          </table:table-cell>
          <table:table-cell table:style-name="ce4" table:formula="of:=[.Y21]" office:value-type="float" office:value="29.43">
            <text:p>29.4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6.6425950766145">
            <text:p>26.642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3.16">
            <text:p>23.160</text:p>
          </table:table-cell>
          <table:table-cell office:value-type="float" office:value="10">
            <text:p>10</text:p>
          </table:table-cell>
          <table:table-cell table:formula="of:=[.C26]*1.01" office:value-type="float" office:value="25.5830484245235">
            <text:p>25.5830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3.09">
            <text:p>13.09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4.4595036216327">
            <text:p>14.4595</text:p>
          </table:table-cell>
          <table:table-cell table:style-name="ce3" office:value-type="float" office:value="1.114">
            <text:p>1.114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23054904770808">
            <text:p>1.2305</text:p>
          </table:table-cell>
          <table:table-cell table:style-name="ce3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19630576182033">
            <text:p>1.1963</text:p>
          </table:table-cell>
          <table:table-cell table:style-name="ce3" office:value-type="float" office:value="0.873">
            <text:p>0.873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0.964335115483982">
            <text:p>0.9643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3.16">
            <text:p>23.1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5.3297509153698">
            <text:p>25.3298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3.09">
            <text:p>13.09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4.3163402194383">
            <text:p>14.3163</text:p>
          </table:table-cell>
          <table:table-cell table:style-name="ce4" table:formula="of:=[.S25]" office:value-type="float" office:value="1.114">
            <text:p>1.114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21836539377038">
            <text:p>1.2184</text:p>
          </table:table-cell>
          <table:table-cell table:style-name="ce4" table:formula="of:=[.V25]" office:value-type="float" office:value="1.083">
            <text:p>1.083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18446115031716">
            <text:p>1.1845</text:p>
          </table:table-cell>
          <table:table-cell table:style-name="ce4" table:formula="of:=[.Y25]" office:value-type="float" office:value="0.873">
            <text:p>0.873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0.954787243053447">
            <text:p>0.9548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3.16">
            <text:p>23.1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5.0789613023463">
            <text:p>25.0790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3.09">
            <text:p>13.09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4.1745942766716">
            <text:p>14.1746</text:p>
          </table:table-cell>
          <table:table-cell table:style-name="ce4" table:formula="of:=[.S26]" office:value-type="float" office:value="1.114">
            <text:p>1.114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20630237006968">
            <text:p>1.2063</text:p>
          </table:table-cell>
          <table:table-cell table:style-name="ce4" table:formula="of:=[.V26]" office:value-type="float" office:value="1.083">
            <text:p>1.083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17273381219521">
            <text:p>1.1727</text:p>
          </table:table-cell>
          <table:table-cell table:style-name="ce4" table:formula="of:=[.Y26]" office:value-type="float" office:value="0.873">
            <text:p>0.873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0.945333904013314">
            <text:p>0.945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3.16">
            <text:p>23.1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4.8306547547984">
            <text:p>24.8307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3.09">
            <text:p>13.09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4.0342517590808">
            <text:p>14.0343</text:p>
          </table:table-cell>
          <table:table-cell table:style-name="ce4" table:formula="of:=[.S27]" office:value-type="float" office:value="1.114">
            <text:p>1.114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19435878224721">
            <text:p>1.1944</text:p>
          </table:table-cell>
          <table:table-cell table:style-name="ce4" table:formula="of:=[.V27]" office:value-type="float" office:value="1.083">
            <text:p>1.083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16112258633189">
            <text:p>1.1611</text:p>
          </table:table-cell>
          <table:table-cell table:style-name="ce4" table:formula="of:=[.Y27]" office:value-type="float" office:value="0.873">
            <text:p>0.873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0.93597416238942">
            <text:p>0.936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3.16">
            <text:p>23.1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4.5848066879192">
            <text:p>24.5848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3.09">
            <text:p>13.09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3.8952987713671">
            <text:p>13.8953</text:p>
          </table:table-cell>
          <table:table-cell table:style-name="ce4" table:formula="of:=[.S28]" office:value-type="float" office:value="1.114">
            <text:p>1.114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18253344776951">
            <text:p>1.1825</text:p>
          </table:table-cell>
          <table:table-cell table:style-name="ce4" table:formula="of:=[.V28]" office:value-type="float" office:value="1.083">
            <text:p>1.083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14962632310088">
            <text:p>1.1496</text:p>
          </table:table-cell>
          <table:table-cell table:style-name="ce4" table:formula="of:=[.Y28]" office:value-type="float" office:value="0.873">
            <text:p>0.873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0.926707091474673">
            <text:p>0.926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3.16">
            <text:p>23.16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4.341392760316">
            <text:p>24.3414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3.09">
            <text:p>13.09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3.757721555809">
            <text:p>13.7577</text:p>
          </table:table-cell>
          <table:table-cell table:style-name="ce4" table:formula="of:=[.S29]" office:value-type="float" office:value="1.114">
            <text:p>1.114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1708251958114">
            <text:p>1.1708</text:p>
          </table:table-cell>
          <table:table-cell table:style-name="ce4" table:formula="of:=[.V29]" office:value-type="float" office:value="1.083">
            <text:p>1.083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1382438842583">
            <text:p>1.1382</text:p>
          </table:table-cell>
          <table:table-cell table:style-name="ce4" table:formula="of:=[.Y29]" office:value-type="float" office:value="0.873">
            <text:p>0.873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0.9175317737373">
            <text:p>0.9175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3.16">
            <text:p>23.1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4.1003888716">
            <text:p>24.1004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3.09">
            <text:p>13.09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3.6215064909">
            <text:p>13.6215</text:p>
          </table:table-cell>
          <table:table-cell table:style-name="ce4" table:formula="of:=[.S30]" office:value-type="float" office:value="1.114">
            <text:p>1.114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1.15923286714">
            <text:p>1.1592</text:p>
          </table:table-cell>
          <table:table-cell table:style-name="ce4" table:formula="of:=[.V30]" office:value-type="float" office:value="1.083">
            <text:p>1.083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2697414283">
            <text:p>1.1270</text:p>
          </table:table-cell>
          <table:table-cell table:style-name="ce4" table:formula="of:=[.Y30]" office:value-type="float" office:value="0.873">
            <text:p>0.873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90844730073">
            <text:p>0.908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3.16">
            <text:p>23.1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3.86177116">
            <text:p>23.8618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3.09">
            <text:p>13.09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3.48664009">
            <text:p>13.4866</text:p>
          </table:table-cell>
          <table:table-cell table:style-name="ce4" table:formula="of:=[.S31]" office:value-type="float" office:value="1.114">
            <text:p>1.114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1.147755314">
            <text:p>1.1478</text:p>
          </table:table-cell>
          <table:table-cell table:style-name="ce4" table:formula="of:=[.V31]" office:value-type="float" office:value="1.083">
            <text:p>1.083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15815983">
            <text:p>1.1158</text:p>
          </table:table-cell>
          <table:table-cell table:style-name="ce4" table:formula="of:=[.Y31]" office:value-type="float" office:value="0.873">
            <text:p>0.873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899452773">
            <text:p>0.8995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3.16">
            <text:p>23.1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3.625516">
            <text:p>23.6255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3.09">
            <text:p>13.09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3.353109">
            <text:p>13.3531</text:p>
          </table:table-cell>
          <table:table-cell table:style-name="ce4" table:formula="of:=[.S32]" office:value-type="float" office:value="1.114">
            <text:p>1.114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.1363914">
            <text:p>1.1364</text:p>
          </table:table-cell>
          <table:table-cell table:style-name="ce4" table:formula="of:=[.V32]" office:value-type="float" office:value="1.083">
            <text:p>1.083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047683">
            <text:p>1.1048</text:p>
          </table:table-cell>
          <table:table-cell table:style-name="ce4" table:formula="of:=[.Y32]" office:value-type="float" office:value="0.873">
            <text:p>0.873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8905473">
            <text:p>0.890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3.16">
            <text:p>23.1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3.3916">
            <text:p>23.3916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3.09">
            <text:p>13.09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3.2209">
            <text:p>13.2209</text:p>
          </table:table-cell>
          <table:table-cell table:style-name="ce4" table:formula="of:=[.S33]" office:value-type="float" office:value="1.114">
            <text:p>1.114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.12514">
            <text:p>1.1251</text:p>
          </table:table-cell>
          <table:table-cell table:style-name="ce4" table:formula="of:=[.V33]" office:value-type="float" office:value="1.083">
            <text:p>1.083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09383">
            <text:p>1.0938</text:p>
          </table:table-cell>
          <table:table-cell table:style-name="ce4" table:formula="of:=[.Y33]" office:value-type="float" office:value="0.873">
            <text:p>0.873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88173">
            <text:p>0.881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3.16">
            <text:p>23.16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3.16">
            <text:p>23.16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3.09">
            <text:p>13.09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3.09">
            <text:p>13.0900</text:p>
          </table:table-cell>
          <table:table-cell table:style-name="ce4" table:formula="of:=[.S34]" office:value-type="float" office:value="1.114">
            <text:p>1.114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.114">
            <text:p>1.1140</text:p>
          </table:table-cell>
          <table:table-cell table:style-name="ce4" table:formula="of:=[.V34]" office:value-type="float" office:value="1.083">
            <text:p>1.083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083">
            <text:p>1.0830</text:p>
          </table:table-cell>
          <table:table-cell table:style-name="ce4" table:formula="of:=[.Y34]" office:value-type="float" office:value="0.873">
            <text:p>0.873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873">
            <text:p>0.873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3.16">
            <text:p>23.16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2.9306930693069">
            <text:p>22.9307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3.09">
            <text:p>13.09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2.960396039604">
            <text:p>12.9604</text:p>
          </table:table-cell>
          <table:table-cell table:style-name="ce4" table:formula="of:=[.S35]" office:value-type="float" office:value="1.114">
            <text:p>1.114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.1029702970297">
            <text:p>1.1030</text:p>
          </table:table-cell>
          <table:table-cell table:style-name="ce4" table:formula="of:=[.V35]" office:value-type="float" office:value="1.083">
            <text:p>1.083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07227722772277">
            <text:p>1.0723</text:p>
          </table:table-cell>
          <table:table-cell table:style-name="ce4" table:formula="of:=[.Y35]" office:value-type="float" office:value="0.873">
            <text:p>0.873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864356435643564">
            <text:p>0.864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3.16">
            <text:p>23.16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2.7036565042643">
            <text:p>22.7037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3.09">
            <text:p>13.09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2.8320752867366">
            <text:p>12.8321</text:p>
          </table:table-cell>
          <table:table-cell table:style-name="ce4" table:formula="of:=[.S36]" office:value-type="float" office:value="1.114">
            <text:p>1.114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.09204979903931">
            <text:p>1.0920</text:p>
          </table:table-cell>
          <table:table-cell table:style-name="ce4" table:formula="of:=[.V36]" office:value-type="float" office:value="1.083">
            <text:p>1.083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0616606215077">
            <text:p>1.0617</text:p>
          </table:table-cell>
          <table:table-cell table:style-name="ce4" table:formula="of:=[.Y36]" office:value-type="float" office:value="0.873">
            <text:p>0.873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855798451132242">
            <text:p>0.855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3.16">
            <text:p>23.1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2.4788678260042">
            <text:p>22.4789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3.09">
            <text:p>13.09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2.7050250363729">
            <text:p>12.7050</text:p>
          </table:table-cell>
          <table:table-cell table:style-name="ce4" table:formula="of:=[.S37]" office:value-type="float" office:value="1.114">
            <text:p>1.114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.0812374247914">
            <text:p>1.0812</text:p>
          </table:table-cell>
          <table:table-cell table:style-name="ce4" table:formula="of:=[.V37]" office:value-type="float" office:value="1.083">
            <text:p>1.083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05114913020564">
            <text:p>1.0511</text:p>
          </table:table-cell>
          <table:table-cell table:style-name="ce4" table:formula="of:=[.Y37]" office:value-type="float" office:value="0.873">
            <text:p>0.873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847325199140834">
            <text:p>0.8473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3.16">
            <text:p>23.1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2.256304778222">
            <text:p>22.2563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3.09">
            <text:p>13.09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2.5792327092801">
            <text:p>12.5792</text:p>
          </table:table-cell>
          <table:table-cell table:style-name="ce4" table:formula="of:=[.S38]" office:value-type="float" office:value="1.114">
            <text:p>1.114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.07053210375386">
            <text:p>1.0705</text:p>
          </table:table-cell>
          <table:table-cell table:style-name="ce4" table:formula="of:=[.V38]" office:value-type="float" office:value="1.083">
            <text:p>1.083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4074171307489">
            <text:p>1.0407</text:p>
          </table:table-cell>
          <table:table-cell table:style-name="ce4" table:formula="of:=[.Y38]" office:value-type="float" office:value="0.873">
            <text:p>0.873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838935840733499">
            <text:p>0.8389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3.16">
            <text:p>23.16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2.0359453249723">
            <text:p>22.0359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3.09">
            <text:p>13.09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2.4546858507723">
            <text:p>12.4547</text:p>
          </table:table-cell>
          <table:table-cell table:style-name="ce4" table:formula="of:=[.S39]" office:value-type="float" office:value="1.114">
            <text:p>1.114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.05993277599392">
            <text:p>1.0599</text:p>
          </table:table-cell>
          <table:table-cell table:style-name="ce4" table:formula="of:=[.V39]" office:value-type="float" office:value="1.083">
            <text:p>1.083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3043733967811">
            <text:p>1.0304</text:p>
          </table:table-cell>
          <table:table-cell table:style-name="ce4" table:formula="of:=[.Y39]" office:value-type="float" office:value="0.873">
            <text:p>0.873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830629545280692">
            <text:p>0.830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3.16">
            <text:p>23.1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1.8177676484874">
            <text:p>21.8178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3.09">
            <text:p>13.09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2.3313721294776">
            <text:p>12.3314</text:p>
          </table:table-cell>
          <table:table-cell table:style-name="ce4" table:formula="of:=[.S40]" office:value-type="float" office:value="1.114">
            <text:p>1.114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.04943839207319">
            <text:p>1.0494</text:p>
          </table:table-cell>
          <table:table-cell table:style-name="ce4" table:formula="of:=[.V40]" office:value-type="float" office:value="1.083">
            <text:p>1.083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2023498978031">
            <text:p>1.0202</text:p>
          </table:table-cell>
          <table:table-cell table:style-name="ce4" table:formula="of:=[.Y40]" office:value-type="float" office:value="0.873">
            <text:p>0.873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822405490376922">
            <text:p>0.8224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3.16">
            <text:p>23.1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1.6017501470173">
            <text:p>21.6018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3.09">
            <text:p>13.09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2.2092793361164">
            <text:p>12.2093</text:p>
          </table:table-cell>
          <table:table-cell table:style-name="ce4" table:formula="of:=[.S41]" office:value-type="float" office:value="1.114">
            <text:p>1.114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.03904791294375">
            <text:p>1.0390</text:p>
          </table:table-cell>
          <table:table-cell table:style-name="ce4" table:formula="of:=[.V41]" office:value-type="float" office:value="1.083">
            <text:p>1.083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1013365324783">
            <text:p>1.0101</text:p>
          </table:table-cell>
          <table:table-cell table:style-name="ce4" table:formula="of:=[.Y41]" office:value-type="float" office:value="0.873">
            <text:p>0.873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814262861759329">
            <text:p>0.8143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3.16">
            <text:p>23.1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1.3878714326903">
            <text:p>21.3879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3.09">
            <text:p>13.09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2.0883953822935">
            <text:p>12.0884</text:p>
          </table:table-cell>
          <table:table-cell table:style-name="ce4" table:formula="of:=[.S42]" office:value-type="float" office:value="1.114">
            <text:p>1.114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.0287603098453">
            <text:p>1.0288</text:p>
          </table:table-cell>
          <table:table-cell table:style-name="ce4" table:formula="of:=[.V42]" office:value-type="float" office:value="1.083">
            <text:p>1.083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0013232994834">
            <text:p>1.0001</text:p>
          </table:table-cell>
          <table:table-cell table:style-name="ce4" table:formula="of:=[.Y42]" office:value-type="float" office:value="0.873">
            <text:p>0.873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806200853227059">
            <text:p>0.8062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3.16">
            <text:p>23.1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1.1761103293964">
            <text:p>21.1761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3.09">
            <text:p>13.09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1.9687082993005">
            <text:p>11.9687</text:p>
          </table:table-cell>
          <table:table-cell table:style-name="ce4" table:formula="of:=[.S43]" office:value-type="float" office:value="1.114">
            <text:p>1.114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.01857456420326">
            <text:p>1.0186</text:p>
          </table:table-cell>
          <table:table-cell table:style-name="ce4" table:formula="of:=[.V43]" office:value-type="float" office:value="1.083">
            <text:p>1.083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990230029651826">
            <text:p>0.9902</text:p>
          </table:table-cell>
          <table:table-cell table:style-name="ce4" table:formula="of:=[.Y43]" office:value-type="float" office:value="0.873">
            <text:p>0.873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798218666561444">
            <text:p>0.7982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3.16">
            <text:p>23.1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0.9664458706895">
            <text:p>20.9664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3.09">
            <text:p>13.09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1.8502062369312">
            <text:p>11.8502</text:p>
          </table:table-cell>
          <table:table-cell table:style-name="ce4" table:formula="of:=[.S44]" office:value-type="float" office:value="1.114">
            <text:p>1.114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.00848966752798">
            <text:p>1.0085</text:p>
          </table:table-cell>
          <table:table-cell table:style-name="ce4" table:formula="of:=[.V44]" office:value-type="float" office:value="1.083">
            <text:p>1.083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980425771932501">
            <text:p>0.9804</text:p>
          </table:table-cell>
          <table:table-cell table:style-name="ce4" table:formula="of:=[.Y44]" office:value-type="float" office:value="0.873">
            <text:p>0.873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790315511446974">
            <text:p>0.7903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2015／01／29</text:date>, <text:time>11:30:2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29T11:30:22.06</dc:date>
    <meta:editing-duration>P14DT10H21M25S</meta:editing-duration>
    <meta:editing-cycles>38</meta:editing-cycles>
    <meta:generator>OpenOffice/4.1.1$Win32 OpenOffice.org_project/411m6$Build-9775</meta:generator>
    <meta:document-statistic meta:table-count="5" meta:cell-count="2241" meta:object-count="0"/>
  </office:meta>
</office:document-meta>
</file>